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6184" calcext:value-type="float">
            <text:p>105.86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9584" calcext:value-type="float">
            <text:p>106.3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6256" calcext:value-type="float">
            <text:p>104.1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1952" calcext:value-type="float">
            <text:p>100.9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3944" calcext:value-type="float">
            <text:p>99.3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311</text:p>
          </table:table-cell>
          <table:table-cell office:value-type="string" calcext:value-type="string">
            <text:p>199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